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P2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center" fo:break-before="auto" fo:line-height="100%" style:writing-mode="lr-tb"/>
    </style:style>
    <style:style style:name="T14_1" style:family="text">
      <style:text-properties fo:font-size="16pt" style:font-size-asian="16pt" style:font-size-complex="16pt" fo:font-weight="bold" style:font-weight-asian="bold" style:font-weight-complex="bold"/>
    </style:style>
    <style:style style:name="T14_2" style:family="text">
      <style:text-properties fo:font-size="16pt" style:font-size-asian="16pt" style:font-size-complex="16pt" fo:font-weight="bold" style:font-weight-asian="bold" style:font-weight-complex="bold"/>
    </style:style>
    <style:style style:name="T14_3" style:family="text">
      <style:text-properties fo:font-size="16pt" style:font-size-asian="16pt" style:font-size-complex="16pt" fo:font-weight="bold" style:font-weight-asian="bold" style:font-weight-complex="bold"/>
    </style:style>
    <style:style style:name="T14_4" style:family="text">
      <style:text-properties fo:font-size="16pt" style:font-size-asian="16pt" style:font-size-complex="16pt" fo:font-weight="bold" style:font-weight-asian="bold" style:font-weight-complex="bold"/>
    </style:style>
    <style:style style:name="T14_5" style:family="text">
      <style:text-properties fo:font-size="16pt" style:font-size-asian="16pt" style:font-size-complex="16pt" fo:font-weight="bold" style:font-weight-asian="bold" style:font-weight-complex="bold"/>
    </style:style>
    <style:style style:name="P15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6" style:family="paragraph" style:parent-style-name="Standard">
      <style:paragraph-properties fo:text-align="center" fo:break-before="auto" fo:line-height="100%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00%" style:writing-mode="lr-tb"/>
    </style:style>
    <style:style style:name="P18" style:family="paragraph" style:parent-style-name="Standard">
      <style:paragraph-properties fo:text-align="center" fo:break-before="auto" fo:line-height="100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P19" style:family="paragraph" style:parent-style-name="Standard">
      <style:paragraph-properties fo:text-align="center" fo:break-before="auto" fo:line-height="100%" style:writing-mode="lr-tb"/>
    </style:style>
    <style:style style:name="P20" style:family="paragraph" style:parent-style-name="Standard">
      <style:paragraph-properties fo:text-align="center" fo:break-before="auto" fo:line-height="100%" style:writing-mode="lr-tb"/>
    </style:style>
    <style:style style:name="P21" style:family="paragraph" style:parent-style-name="Standard">
      <style:paragraph-properties fo:text-align="center" fo:break-before="auto" fo:line-height="100%" style:writing-mode="lr-tb"/>
    </style:style>
    <style:style style:name="P22" style:family="paragraph" style:parent-style-name="Standard">
      <style:paragraph-properties fo:text-align="center" fo:break-before="auto" fo:line-height="100%" style:writing-mode="lr-tb"/>
    </style:style>
    <style:style style:name="P23" style:family="paragraph" style:parent-style-name="Standard">
      <style:paragraph-properties fo:text-align="center" fo:break-before="auto" fo:line-height="100%" style:writing-mode="lr-tb"/>
    </style:style>
    <style:style style:name="P24" style:family="paragraph" style:parent-style-name="Standard">
      <style:paragraph-properties fo:text-align="center" fo:break-before="auto" fo:line-height="100%" style:writing-mode="lr-tb"/>
    </style:style>
    <style:style style:name="P25" style:family="paragraph" style:parent-style-name="Standard">
      <style:paragraph-properties fo:text-align="center" fo:break-before="auto" fo:line-height="100%" style:writing-mode="lr-tb"/>
    </style:style>
    <style:style style:name="P26" style:family="paragraph" style:parent-style-name="Standard">
      <style:paragraph-properties fo:text-align="center" fo:break-before="auto" fo:line-height="100%" style:writing-mode="lr-tb"/>
    </style:style>
    <style:style style:name="P27" style:family="paragraph" style:parent-style-name="Standard">
      <style:paragraph-properties fo:text-align="center" fo:break-before="auto" fo:line-height="100%" style:writing-mode="lr-tb"/>
    </style:style>
    <style:style style:name="P28" style:family="paragraph" style:parent-style-name="Standard">
      <style:paragraph-properties fo:text-align="center" fo:break-before="auto" fo:line-height="100%" style:writing-mode="lr-tb"/>
    </style:style>
    <style:style style:name="P29" style:family="paragraph" style:parent-style-name="Standard">
      <style:paragraph-properties fo:text-align="center" fo:break-before="auto" fo:line-height="100%" style:writing-mode="lr-tb"/>
    </style:style>
    <style:style style:name="P30" style:family="paragraph" style:parent-style-name="Standard">
      <style:paragraph-properties fo:text-align="center" fo:break-before="auto" fo:line-height="100%" style:writing-mode="lr-tb"/>
    </style:style>
    <style:style style:name="P31" style:family="paragraph" style:parent-style-name="Standard">
      <style:paragraph-properties fo:text-align="center" fo:break-before="auto" fo:line-height="100%" style:writing-mode="lr-tb"/>
    </style:style>
    <style:style style:name="P32" style:family="paragraph" style:parent-style-name="Standard">
      <style:paragraph-properties fo:text-align="center" fo:break-before="auto" fo:line-height="100%" style:writing-mode="lr-tb"/>
    </style:style>
    <style:style style:name="P33" style:family="paragraph" style:parent-style-name="Standard">
      <style:paragraph-properties fo:text-align="center" fo:break-before="auto" fo:line-height="100%" style:writing-mode="lr-tb"/>
    </style:style>
    <style:style style:name="P34" style:family="paragraph" style:parent-style-name="Standard">
      <style:paragraph-properties fo:break-before="auto" fo:line-height="100%" style:writing-mode="lr-tb"/>
    </style:style>
    <style:style style:name="P35" style:family="paragraph" style:parent-style-name="Standard">
      <style:paragraph-properties fo:text-align="justify" fo:break-before="auto" fo:line-height="100%" style:writing-mode="lr-tb"/>
    </style:style>
    <style:style style:name="P36" style:family="paragraph" style:parent-style-name="Standard">
      <style:paragraph-properties fo:text-align="center" fo:break-before="auto" fo:line-height="100%" style:writing-mode="lr-tb"/>
    </style:style>
    <style:style style:name="P37" style:family="paragraph" style:parent-style-name="Standard">
      <style:paragraph-properties fo:text-align="center" fo:break-before="auto" fo:line-height="100%" style:writing-mode="lr-tb"/>
    </style:style>
    <style:style style:name="P38" style:family="paragraph" style:parent-style-name="Standard">
      <style:paragraph-properties fo:text-align="center" fo:break-before="auto" fo:line-height="100%" style:writing-mode="lr-tb"/>
    </style:style>
    <style:style style:name="P39" style:family="paragraph" style:parent-style-name="Standard">
      <style:paragraph-properties fo:text-align="center" fo:break-before="auto" fo:line-height="100%" style:writing-mode="lr-tb"/>
    </style:style>
    <style:style style:name="P40" style:family="paragraph" style:parent-style-name="Standard">
      <style:paragraph-properties fo:text-align="justify" fo:break-before="auto" fo:line-height="100%" style:writing-mode="lr-tb"/>
    </style:style>
    <style:style style:name="P41" style:family="paragraph" style:parent-style-name="Standard">
      <style:paragraph-properties fo:text-align="justify" fo:break-before="auto" fo:line-height="100%" style:writing-mode="lr-tb"/>
    </style:style>
    <style:style style:name="P42" style:family="paragraph" style:parent-style-name="Standard">
      <style:paragraph-properties fo:text-align="justify" fo:break-before="auto" fo:line-height="100%" style:writing-mode="lr-tb"/>
    </style:style>
    <style:style style:name="P43" style:family="paragraph" style:parent-style-name="Standard">
      <style:paragraph-properties fo:text-align="justify" fo:break-before="auto" fo:line-height="100%" style:writing-mode="lr-tb"/>
    </style:style>
    <style:style style:name="P44" style:family="paragraph" style:parent-style-name="Standard">
      <style:paragraph-properties fo:text-align="justify" fo:break-before="auto" fo:line-height="100%" style:writing-mode="lr-tb"/>
    </style:style>
    <style:style style:name="P45" style:family="paragraph" style:parent-style-name="Standard">
      <style:paragraph-properties fo:text-align="justify" fo:break-before="auto" fo:line-height="100%" style:writing-mode="lr-tb"/>
    </style:style>
    <style:style style:name="P46" style:family="paragraph" style:parent-style-name="Standard">
      <style:paragraph-properties fo:text-align="justify" fo:break-before="auto" fo:line-height="100%" style:writing-mode="lr-tb"/>
    </style:style>
    <style:style style:name="P47" style:family="paragraph" style:parent-style-name="Standard">
      <style:paragraph-properties fo:text-align="justify" fo:break-before="auto" fo:line-height="100%" style:writing-mode="lr-tb"/>
    </style:style>
    <style:style style:name="P48" style:family="paragraph" style:parent-style-name="Standard">
      <style:paragraph-properties fo:text-align="justify" fo:break-before="auto" fo:line-height="100%" style:writing-mode="lr-tb"/>
    </style:style>
    <style:style style:name="P49" style:family="paragraph" style:parent-style-name="Standard">
      <style:paragraph-properties fo:text-align="justify" fo:break-before="auto" fo:line-height="100%" style:writing-mode="lr-tb"/>
    </style:style>
    <style:style style:name="P50" style:family="paragraph" style:parent-style-name="Standard">
      <style:paragraph-properties fo:text-align="justify" fo:break-before="auto" fo:line-height="100%" style:writing-mode="lr-tb"/>
    </style:style>
    <style:style style:name="P51" style:family="paragraph" style:parent-style-name="Standard">
      <style:paragraph-properties fo:text-align="center" fo:break-before="auto" fo:line-height="100%" style:writing-mode="lr-tb"/>
    </style:style>
    <style:style style:name="P52" style:family="paragraph" style:parent-style-name="Standard">
      <style:paragraph-properties fo:text-align="center" fo:break-before="auto" fo:line-height="100%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T52_4" style:family="text">
      <style:text-properties fo:font-weight="bold" style:font-weight-asian="bold" style:font-weight-complex="bold"/>
    </style:style>
    <style:style style:name="T52_5" style:family="text">
      <style:text-properties fo:font-weight="bold" style:font-weight-asian="bold" style:font-weight-complex="bold"/>
    </style:style>
    <style:style style:name="Table1" style:family="table">
      <style:table-properties table:align="left" style:width="16.986cm" fo:margin-left="0cm"/>
    </style:style>
    <style:style style:name="Column1" style:family="table-column">
      <style:table-column-properties style:column-width="2.408cm"/>
    </style:style>
    <style:style style:name="Column2" style:family="table-column">
      <style:table-column-properties style:column-width="1.826cm"/>
    </style:style>
    <style:style style:name="Column3" style:family="table-column">
      <style:table-column-properties style:column-width="9.128cm"/>
    </style:style>
    <style:style style:name="Column4" style:family="table-column">
      <style:table-column-properties style:column-width="3.625cm"/>
    </style:style>
    <style:style style:name="Row1" style:family="table-row"/>
    <style:style style:name="Cell1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center" fo:break-before="auto" fo:line-height="100%" style:writing-mode="lr-tb"/>
    </style:style>
    <style:style style:name="P82" style:family="paragraph" style:parent-style-name="Standard">
      <style:paragraph-properties fo:text-align="justify" fo:break-before="auto" fo:line-height="100%" style:writing-mode="lr-tb"/>
    </style:style>
    <style:style style:name="P83" style:family="paragraph" style:parent-style-name="Standard">
      <style:paragraph-properties fo:text-align="justify" fo:break-before="page" fo:line-height="100%" style:writing-mode="lr-tb"/>
    </style:style>
    <style:style style:name="Table2" style:family="table">
      <style:table-properties table:align="left" style:width="17cm" fo:margin-left="0cm"/>
    </style:style>
    <style:style style:name="Column5" style:family="table-column">
      <style:table-column-properties style:column-width="17cm"/>
    </style:style>
    <style:style style:name="Row8" style:family="table-row"/>
    <style:style style:name="Cell29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85" style:family="paragraph" style:parent-style-name="Standard">
      <style:paragraph-properties fo:text-align="justify" fo:break-before="auto" fo:line-height="100%" style:writing-mode="lr-tb"/>
    </style:style>
    <style:style style:name="P86" style:family="paragraph" style:parent-style-name="Standard">
      <style:paragraph-properties fo:text-align="justify" fo:break-before="auto" fo:text-indent="1.27cm" fo:line-height="100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P87" style:family="paragraph" style:parent-style-name="Standard">
      <style:paragraph-properties fo:text-align="justify" fo:break-before="auto" fo:line-height="100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T87_83" style:family="text"/>
    <style:style style:name="T87_84" style:family="text"/>
    <style:style style:name="T87_85" style:family="text"/>
    <style:style style:name="T87_86" style:family="text"/>
    <style:style style:name="T87_87" style:family="text"/>
    <style:style style:name="T87_88" style:family="text"/>
    <style:style style:name="T87_89" style:family="text"/>
    <style:style style:name="T87_90" style:family="text"/>
    <style:style style:name="T87_91" style:family="text"/>
    <style:style style:name="T87_92" style:family="text"/>
    <style:style style:name="T87_93" style:family="text"/>
    <style:style style:name="T87_94" style:family="text"/>
    <style:style style:name="T87_95" style:family="text"/>
    <style:style style:name="T87_96" style:family="text"/>
    <style:style style:name="T87_97" style:family="text"/>
    <style:style style:name="T87_98" style:family="text"/>
    <style:style style:name="T87_99" style:family="text"/>
    <style:style style:name="T87_100" style:family="text"/>
    <style:style style:name="T87_101" style:family="text"/>
    <style:style style:name="T87_102" style:family="text"/>
    <style:style style:name="T87_103" style:family="text"/>
    <style:style style:name="T87_104" style:family="text"/>
    <style:style style:name="T87_105" style:family="text"/>
    <style:style style:name="T87_106" style:family="text"/>
    <style:style style:name="T87_107" style:family="text"/>
    <style:style style:name="T87_108" style:family="text"/>
    <style:style style:name="T87_109" style:family="text"/>
    <style:style style:name="P88" style:family="paragraph" style:parent-style-name="Standard">
      <style:paragraph-properties fo:text-align="justify" fo:break-before="auto" fo:line-height="100%" style:writing-mode="lr-tb"/>
    </style:style>
    <style:style style:name="T88_1" style:family="text"/>
    <style:style style:name="P89" style:family="paragraph" style:parent-style-name="Standard">
      <style:paragraph-properties fo:text-align="justify" fo:break-before="auto" fo:line-height="100%" style:writing-mode="lr-tb"/>
    </style:style>
    <style:style style:name="Table3" style:family="table">
      <style:table-properties table:align="left" style:width="17cm" fo:margin-left="0cm"/>
    </style:style>
    <style:style style:name="Column6" style:family="table-column">
      <style:table-column-properties style:column-width="17cm"/>
    </style:style>
    <style:style style:name="Row9" style:family="table-row"/>
    <style:style style:name="Cell3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91" style:family="paragraph" style:parent-style-name="Standard">
      <style:paragraph-properties fo:text-align="justify" fo:break-before="auto" fo:line-height="100%" style:writing-mode="lr-tb"/>
    </style:style>
    <style:style style:name="P92" style:family="paragraph" style:parent-style-name="Standard">
      <style:paragraph-properties fo:text-align="justify" fo:break-before="auto" fo:line-height="100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/>
    <style:style style:name="T92_99" style:family="text"/>
    <style:style style:name="T92_100" style:family="text"/>
    <style:style style:name="T92_101" style:family="text"/>
    <style:style style:name="T92_102" style:family="text"/>
    <style:style style:name="T92_103" style:family="text"/>
    <style:style style:name="P93" style:family="paragraph" style:parent-style-name="Standard">
      <style:paragraph-properties fo:text-align="justify" fo:break-before="auto" fo:text-indent="1.27cm" fo:line-height="100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P94" style:family="paragraph" style:parent-style-name="Standard">
      <style:paragraph-properties fo:text-align="justify" fo:break-before="auto" fo:line-height="100%" style:writing-mode="lr-tb"/>
    </style:style>
    <style:style style:name="Table4" style:family="table">
      <style:table-properties table:align="left" style:width="17cm" fo:margin-left="0cm"/>
    </style:style>
    <style:style style:name="Column7" style:family="table-column">
      <style:table-column-properties style:column-width="17cm"/>
    </style:style>
    <style:style style:name="Row10" style:family="table-row"/>
    <style:style style:name="Cell31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96" style:family="paragraph" style:parent-style-name="Standard">
      <style:paragraph-properties fo:text-align="justify" fo:break-before="auto" fo:line-height="100%" style:writing-mode="lr-tb"/>
    </style:style>
    <style:style style:name="P97" style:family="paragraph" style:parent-style-name="Standard">
      <style:paragraph-properties fo:text-align="justify" fo:break-before="auto" fo:line-height="100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P98" style:family="paragraph" style:parent-style-name="Standard">
      <style:paragraph-properties fo:text-align="justify" fo:break-before="auto" fo:line-height="100%" style:writing-mode="lr-tb"/>
    </style:style>
    <style:style style:name="Table5" style:family="table">
      <style:table-properties table:align="left" style:width="17cm" fo:margin-left="0cm"/>
    </style:style>
    <style:style style:name="Column8" style:family="table-column">
      <style:table-column-properties style:column-width="17cm"/>
    </style:style>
    <style:style style:name="Row11" style:family="table-row"/>
    <style:style style:name="Cell32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00" style:family="paragraph" style:parent-style-name="Standard">
      <style:paragraph-properties fo:text-align="justify" fo:break-before="auto" fo:line-height="100%" style:writing-mode="lr-tb"/>
    </style:style>
    <style:style style:name="T100_1" style:family="text"/>
    <style:style style:name="Table6" style:family="table">
      <style:table-properties table:align="left" style:width="17.632cm" fo:margin-left="0cm"/>
    </style:style>
    <style:style style:name="Column9" style:family="table-column">
      <style:table-column-properties style:column-width="4.683cm"/>
    </style:style>
    <style:style style:name="Column10" style:family="table-column">
      <style:table-column-properties style:column-width="7.281cm"/>
    </style:style>
    <style:style style:name="Column11" style:family="table-column">
      <style:table-column-properties style:column-width="5.667cm"/>
    </style:style>
    <style:style style:name="Row12" style:family="table-row"/>
    <style:style style:name="Cell33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4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5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3" style:family="table-row"/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" style:family="table-row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" style:family="table-row"/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justify" fo:break-before="auto" fo:line-height="100%" style:writing-mode="lr-tb"/>
    </style:style>
    <style:style style:name="P128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able7" style:family="table">
      <style:table-properties table:align="left" style:width="17cm" fo:margin-left="0cm"/>
    </style:style>
    <style:style style:name="Column12" style:family="table-column">
      <style:table-column-properties style:column-width="17cm"/>
    </style:style>
    <style:style style:name="Row19" style:family="table-row"/>
    <style:style style:name="Cell54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31" style:family="paragraph" style:parent-style-name="Standard">
      <style:paragraph-properties fo:text-align="justify" fo:break-before="auto" fo:line-height="100%" style:writing-mode="lr-tb"/>
    </style:style>
    <style:style style:name="P132" style:family="paragraph" style:parent-style-name="Standard">
      <style:paragraph-properties fo:text-align="justify" fo:break-before="auto" fo:line-height="100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P133" style:family="paragraph" style:parent-style-name="Standard">
      <style:paragraph-properties fo:text-align="justify" fo:break-before="auto" fo:line-height="100%" style:writing-mode="lr-tb"/>
    </style:style>
    <style:style style:name="P134" style:family="paragraph" style:parent-style-name="Standard">
      <style:paragraph-properties fo:text-align="justify" fo:break-before="auto" fo:text-indent="1.27cm" fo:line-height="100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P135" style:family="paragraph" style:parent-style-name="Standard">
      <style:paragraph-properties fo:text-align="justify" fo:break-before="auto" fo:text-indent="1.27cm" fo:line-height="100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P136" style:family="paragraph" style:parent-style-name="Standard">
      <style:paragraph-properties fo:text-align="justify" fo:break-before="auto" fo:text-indent="1.27cm" fo:line-height="100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P137" style:family="paragraph" style:parent-style-name="Standard">
      <style:paragraph-properties fo:text-align="justify" fo:break-before="auto" fo:text-indent="1.27cm" fo:line-height="100%" style:writing-mode="lr-tb"/>
    </style:style>
    <style:style style:name="P138" style:family="paragraph" style:parent-style-name="Standard">
      <style:paragraph-properties fo:text-align="justify" fo:break-before="auto" fo:text-indent="1.27cm" fo:line-height="100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P139" style:family="paragraph" style:parent-style-name="Standard">
      <style:paragraph-properties fo:text-align="justify" fo:break-before="auto" fo:text-indent="1.27cm" fo:line-height="100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P140" style:family="paragraph" style:parent-style-name="Standard">
      <style:paragraph-properties fo:text-align="justify" fo:break-before="auto" fo:text-indent="1.27cm" fo:line-height="100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>
      <style:text-properties fo:color="#1155cc" style:text-underline-style="solid" style:text-underline-color="font-color"/>
    </style:style>
    <style:style style:name="T140_9" style:family="text"/>
    <style:style style:name="T140_10" style:family="text">
      <style:text-properties fo:color="#1155cc" style:text-underline-style="solid" style:text-underline-color="font-color"/>
    </style:style>
    <style:style style:name="T140_11" style:family="text"/>
    <style:style style:name="T140_12" style:family="text">
      <style:text-properties fo:color="#1155cc" style:text-underline-style="solid" style:text-underline-color="font-color"/>
    </style:style>
    <style:style style:name="T140_13" style:family="text"/>
    <style:style style:name="T140_14" style:family="text">
      <style:text-properties fo:color="#1155cc" style:text-underline-style="solid" style:text-underline-color="font-color"/>
    </style:style>
    <style:style style:name="T140_15" style:family="text"/>
    <style:style style:name="T140_16" style:family="text">
      <style:text-properties fo:color="#1155cc" style:text-underline-style="solid" style:text-underline-color="font-color"/>
    </style:style>
    <style:style style:name="T140_17" style:family="text"/>
    <style:style style:name="T140_18" style:family="text">
      <style:text-properties fo:color="#1155cc" style:text-underline-style="solid" style:text-underline-color="font-color"/>
    </style:style>
    <style:style style:name="T140_19" style:family="text"/>
    <style:style style:name="T140_20" style:family="text">
      <style:text-properties fo:color="#1155cc" style:text-underline-style="solid" style:text-underline-color="font-color"/>
    </style:style>
    <style:style style:name="T140_21" style:family="text"/>
    <style:style style:name="T140_22" style:family="text">
      <style:text-properties fo:color="#1155cc" style:text-underline-style="solid" style:text-underline-color="font-color"/>
    </style:style>
    <style:style style:name="T140_23" style:family="text"/>
    <style:style style:name="T140_24" style:family="text">
      <style:text-properties fo:color="#1155cc" style:text-underline-style="solid" style:text-underline-color="font-color"/>
    </style:style>
    <style:style style:name="P141" style:family="paragraph" style:parent-style-name="Standard">
      <style:paragraph-properties fo:text-align="justify" fo:break-before="auto" fo:text-indent="1.27cm" fo:line-height="100%" style:writing-mode="lr-tb"/>
    </style:style>
    <style:style style:name="P142" style:family="paragraph" style:parent-style-name="Standard">
      <style:paragraph-properties fo:text-align="justify" fo:break-before="auto" fo:text-indent="1.27cm" fo:line-height="100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P143" style:family="paragraph" style:parent-style-name="Standard">
      <style:paragraph-properties fo:text-align="justify" fo:break-before="auto" fo:text-indent="1.27cm" fo:line-height="100%" style:writing-mode="lr-tb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4_1">Plano</text:span><text:span text:style-name="T14_2"><text:s/></text:span><text:span text:style-name="T14_3">de</text:span><text:span text:style-name="T14_4"><text:s/></text:span><text:span text:style-name="T14_5">Projeto</text:span></text:p>
      <text:p text:style-name="P15"/>
      <text:p text:style-name="P16"><text:span text:style-name="T16_1">Minha</text:span><text:span text:style-name="T16_2"><text:s/></text:span><text:span text:style-name="T16_3">Casa</text:span></text:p>
      <text:p text:style-name="P17"/>
      <text:p text:style-name="P18"><text:span text:style-name="T18_1">Versão</text:span><text:span text:style-name="T18_2"><text:s/>0</text:span><text:span text:style-name="T18_3">.</text:span><text:span text:style-name="T18_4">1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<text:span text:style-name="T52_1">Histórico</text:span><text:span text:style-name="T52_2"><text:s/></text:span><text:span text:style-name="T52_3">de</text:span><text:span text:style-name="T52_4"><text:s/></text:span><text:span text:style-name="T52_5">Alteraç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53"><text:span text:style-name="T53_1">Data</text:span></text:p>
          </table:table-cell>
          <table:table-cell table:style-name="Cell2">
            <text:p text:style-name="P54"><text:span text:style-name="T54_1">Versão</text:span></text:p>
          </table:table-cell>
          <table:table-cell table:style-name="Cell3">
            <text:p text:style-name="P55"><text:span text:style-name="T55_1">Descrição</text:span></text:p>
          </table:table-cell>
          <table:table-cell table:style-name="Cell4">
            <text:p text:style-name="P56"><text:span text:style-name="T56_1">Autor</text:span></text:p>
          </table:table-cell>
        </table:table-row>
        <table:table-row table:style-name="Row2">
          <table:table-cell table:style-name="Cell5">
            <text:p text:style-name="P57"><text:span text:style-name="T57_1">09/01/2014</text:span></text:p>
          </table:table-cell>
          <table:table-cell table:style-name="Cell6">
            <text:p text:style-name="P58"><text:span text:style-name="T58_1">0</text:span><text:span text:style-name="T58_2">.</text:span><text:span text:style-name="T58_3">1</text:span></text:p>
          </table:table-cell>
          <table:table-cell table:style-name="Cell7">
            <text:p text:style-name="P59"><text:span text:style-name="T59_1">Criação</text:span><text:span text:style-name="T59_2"><text:s/></text:span><text:span text:style-name="T59_3">do</text:span><text:span text:style-name="T59_4"><text:s/></text:span><text:span text:style-name="T59_5">Documento</text:span></text:p>
          </table:table-cell>
          <table:table-cell table:style-name="Cell8">
            <text:p text:style-name="P60"><text:span text:style-name="T60_1">Diego</text:span><text:span text:style-name="T60_2"><text:s/></text:span><text:span text:style-name="T60_3">Corrêa</text:span></text:p>
          </table:table-cell>
        </table:table-row>
        <table:table-row table:style-name="Row3">
          <table:table-cell table:style-name="Cell9">
            <text:p text:style-name="P61"><text:span text:style-name="T61_1">17/01/2014</text:span></text:p>
          </table:table-cell>
          <table:table-cell table:style-name="Cell10">
            <text:p text:style-name="P62"><text:span text:style-name="T62_1">0.1</text:span></text:p>
          </table:table-cell>
          <table:table-cell table:style-name="Cell11">
            <text:p text:style-name="P63"><text:span text:style-name="T63_1">Edição</text:span><text:span text:style-name="T63_2"><text:s/></text:span><text:span text:style-name="T63_3">e</text:span><text:span text:style-name="T63_4"><text:s/></text:span><text:span text:style-name="T63_5">Revisão</text:span><text:span text:style-name="T63_6"><text:s/></text:span><text:span text:style-name="T63_7">do</text:span><text:span text:style-name="T63_8"><text:s/></text:span><text:span text:style-name="T63_9">Documento</text:span></text:p>
          </table:table-cell>
          <table:table-cell table:style-name="Cell12">
            <text:p text:style-name="P64"><text:span text:style-name="T64_1">Diego</text:span><text:span text:style-name="T64_2"><text:s/></text:span><text:span text:style-name="T64_3">Corrêa</text:span></text:p>
          </table:table-cell>
        </table:table-row>
        <table:table-row table:style-name="Row4">
          <table:table-cell table:style-name="Cell13">
            <text:p text:style-name="P65"><text:span text:style-name="T65_1">21/01/2014</text:span></text:p>
          </table:table-cell>
          <table:table-cell table:style-name="Cell14">
            <text:p text:style-name="P66"><text:span text:style-name="T66_1">0.2</text:span></text:p>
          </table:table-cell>
          <table:table-cell table:style-name="Cell15">
            <text:p text:style-name="P67"><text:span text:style-name="T67_1">Edição</text:span><text:span text:style-name="T67_2"><text:s/></text:span><text:span text:style-name="T67_3">do</text:span><text:span text:style-name="T67_4"><text:s/></text:span><text:span text:style-name="T67_5">desenvolvimento</text:span><text:span text:style-name="T67_6"><text:s/></text:span><text:span text:style-name="T67_7">do</text:span><text:span text:style-name="T67_8"><text:s/></text:span><text:span text:style-name="T67_9">projeto</text:span></text:p>
          </table:table-cell>
          <table:table-cell table:style-name="Cell16">
            <text:p text:style-name="P68"><text:span text:style-name="T68_1">Diego</text:span><text:span text:style-name="T68_2"><text:s/></text:span><text:span text:style-name="T68_3">Corrêa</text:span></text:p>
          </table:table-cell>
        </table:table-row>
        <table:table-row table:style-name="Row5">
          <table:table-cell table:style-name="Cell17">
            <text:p text:style-name="P69"/>
          </table:table-cell>
          <table:table-cell table:style-name="Cell18">
            <text:p text:style-name="P70"/>
          </table:table-cell>
          <table:table-cell table:style-name="Cell19">
            <text:p text:style-name="P71"/>
          </table:table-cell>
          <table:table-cell table:style-name="Cell20">
            <text:p text:style-name="P72"/>
          </table:table-cell>
        </table:table-row>
        <table:table-row table:style-name="Row6">
          <table:table-cell table:style-name="Cell21">
            <text:p text:style-name="P73"/>
          </table:table-cell>
          <table:table-cell table:style-name="Cell22">
            <text:p text:style-name="P74"/>
          </table:table-cell>
          <table:table-cell table:style-name="Cell23">
            <text:p text:style-name="P75"/>
          </table:table-cell>
          <table:table-cell table:style-name="Cell24">
            <text:p text:style-name="P76"/>
          </table:table-cell>
        </table:table-row>
        <table:table-row table:style-name="Row7">
          <table:table-cell table:style-name="Cell25">
            <text:p text:style-name="P77"/>
          </table:table-cell>
          <table:table-cell table:style-name="Cell26">
            <text:p text:style-name="P78"/>
          </table:table-cell>
          <table:table-cell table:style-name="Cell27">
            <text:p text:style-name="P79"/>
          </table:table-cell>
          <table:table-cell table:style-name="Cell28">
            <text:p text:style-name="P80"/>
          </table:table-cell>
        </table:table-row>
      </table:table>
      <text:p text:style-name="P81"/>
      <text:p text:style-name="P82"/>
      <text:p text:style-name="P83"/>
      <table:table table:style-name="Table2">
        <table:table-column table:style-name="Column5"/>
        <table:table-row table:style-name="Row8">
          <table:table-cell table:style-name="Cell29">
            <text:p text:style-name="P84"><text:span text:style-name="T84_1">1<text:s/>-<text:s/></text:span><text:span text:style-name="T84_2">Introdução</text:span><text:span text:style-name="T84_3">:</text:span></text:p>
          </table:table-cell>
        </table:table-row>
      </table:table>
      <text:p text:style-name="P85"/>
      <text:p text:style-name="P86"><text:span text:style-name="T86_1">Para</text:span><text:span text:style-name="T86_2"><text:s/></text:span><text:span text:style-name="T86_3">a</text:span><text:span text:style-name="T86_4"><text:s/></text:span><text:span text:style-name="T86_5">disciplina</text:span><text:span text:style-name="T86_6"><text:s/></text:span><text:span text:style-name="T86_7">de</text:span><text:span text:style-name="T86_8"><text:s/></text:span><text:span text:style-name="T86_9">MATA</text:span><text:span text:style-name="T86_10">63<text:s/>-<text:s/></text:span><text:span text:style-name="T86_11">Engenharia</text:span><text:span text:style-name="T86_12"><text:s/></text:span><text:span text:style-name="T86_13">de</text:span><text:span text:style-name="T86_14"><text:s/></text:span><text:span text:style-name="T86_15">Software</text:span><text:span text:style-name="T86_16"><text:s/>2<text:s/></text:span><text:span text:style-name="T86_17">da</text:span><text:span text:style-name="T86_18"><text:s/></text:span><text:span text:style-name="T86_19">Universidade</text:span><text:span text:style-name="T86_20"><text:s/></text:span><text:span text:style-name="T86_21">Federal</text:span><text:span text:style-name="T86_22"><text:s/></text:span><text:span text:style-name="T86_23">da</text:span><text:span text:style-name="T86_24"><text:s/></text:span><text:span text:style-name="T86_25">Bahia</text:span><text:span text:style-name="T86_26">.<text:s/></text:span><text:span text:style-name="T86_27">Um</text:span><text:span text:style-name="T86_28"><text:s/></text:span><text:span text:style-name="T86_29">software</text:span><text:span text:style-name="T86_30"><text:s/></text:span><text:span text:style-name="T86_31">com</text:span><text:span text:style-name="T86_32"><text:s/></text:span><text:span text:style-name="T86_33">toda</text:span><text:span text:style-name="T86_34"><text:s/></text:span><text:span text:style-name="T86_35">a</text:span><text:span text:style-name="T86_36"><text:s/></text:span><text:span text:style-name="T86_37">sua</text:span><text:span text:style-name="T86_38"><text:s/></text:span><text:span text:style-name="T86_39">documentação</text:span><text:span text:style-name="T86_40"><text:s/></text:span><text:span text:style-name="T86_41">deveria</text:span><text:span text:style-name="T86_42"><text:s/></text:span><text:span text:style-name="T86_43">ser</text:span><text:span text:style-name="T86_44"><text:s/></text:span><text:span text:style-name="T86_45">gerado</text:span><text:span text:style-name="T86_46">,<text:s/></text:span><text:span text:style-name="T86_47">ao</text:span><text:span text:style-name="T86_48"><text:s/></text:span><text:span text:style-name="T86_49">termino</text:span><text:span text:style-name="T86_50"><text:s/></text:span><text:span text:style-name="T86_51">da</text:span><text:span text:style-name="T86_52"><text:s/></text:span><text:span text:style-name="T86_53">disciplina</text:span><text:span text:style-name="T86_54">.<text:s/></text:span><text:span text:style-name="T86_55">Sendo</text:span><text:span text:style-name="T86_56"><text:s/></text:span><text:span text:style-name="T86_57">assim</text:span><text:span text:style-name="T86_58"><text:s/></text:span><text:span text:style-name="T86_59">a</text:span><text:span text:style-name="T86_60"><text:s/></text:span><text:span text:style-name="T86_61">ideia</text:span><text:span text:style-name="T86_62"><text:s/></text:span><text:span text:style-name="T86_63">de</text:span><text:span text:style-name="T86_64"><text:s/></text:span><text:span text:style-name="T86_65">um</text:span><text:span text:style-name="T86_66"><text:s/></text:span><text:span text:style-name="T86_67">software</text:span><text:span text:style-name="T86_68"><text:s/></text:span><text:span text:style-name="T86_69">que</text:span><text:span text:style-name="T86_70"><text:s/></text:span><text:span text:style-name="T86_71">gerencie</text:span><text:span text:style-name="T86_72"><text:s/></text:span><text:span text:style-name="T86_73">sua</text:span><text:span text:style-name="T86_74"><text:s/></text:span><text:span text:style-name="T86_75">casa</text:span><text:span text:style-name="T86_76"><text:s/></text:span><text:span text:style-name="T86_77">foi</text:span><text:span text:style-name="T86_78"><text:s/></text:span><text:span text:style-name="T86_79">aceito</text:span><text:span text:style-name="T86_80">.</text:span></text:p>
      <text:p text:style-name="P87"><text:span text:style-name="T87_1"><text:tab/></text:span><text:span text:style-name="T87_2">Software</text:span><text:span text:style-name="T87_3"><text:s/></text:span><text:span text:style-name="T87_4">esse</text:span><text:span text:style-name="T87_5"><text:s/></text:span><text:span text:style-name="T87_6">que</text:span><text:span text:style-name="T87_7"><text:s/></text:span><text:span text:style-name="T87_8">irá</text:span><text:span text:style-name="T87_9"><text:s/></text:span><text:span text:style-name="T87_10">auxiliar</text:span><text:span text:style-name="T87_11"><text:s/></text:span><text:span text:style-name="T87_12">no</text:span><text:span text:style-name="T87_13"><text:s/></text:span><text:span text:style-name="T87_14">gerenciamento</text:span><text:span text:style-name="T87_15"><text:s/></text:span><text:span text:style-name="T87_16">e</text:span><text:span text:style-name="T87_17"><text:s/></text:span><text:span text:style-name="T87_18">na</text:span><text:span text:style-name="T87_19"><text:s/></text:span><text:span text:style-name="T87_20">otimização</text:span><text:span text:style-name="T87_21"><text:s/></text:span><text:span text:style-name="T87_22">do</text:span><text:span text:style-name="T87_23"><text:s/></text:span><text:span text:style-name="T87_24">uso</text:span><text:span text:style-name="T87_25"><text:s/></text:span><text:span text:style-name="T87_26">da</text:span><text:span text:style-name="T87_27"><text:s/></text:span><text:span text:style-name="T87_28">casa</text:span><text:span text:style-name="T87_29">.<text:s/></text:span><text:span text:style-name="T87_30">Usuarios</text:span><text:span text:style-name="T87_31"><text:s/></text:span><text:span text:style-name="T87_32">desse</text:span><text:span text:style-name="T87_33"><text:s/></text:span><text:span text:style-name="T87_34">software</text:span><text:span text:style-name="T87_35"><text:s/></text:span><text:span text:style-name="T87_36">poderão</text:span><text:span text:style-name="T87_37"><text:s/></text:span><text:span text:style-name="T87_38">agendar</text:span><text:span text:style-name="T87_39"><text:s/></text:span><text:span text:style-name="T87_40">o</text:span><text:span text:style-name="T87_41"><text:s/></text:span><text:span text:style-name="T87_42">horario</text:span><text:span text:style-name="T87_43"><text:s/></text:span><text:span text:style-name="T87_44">em</text:span><text:span text:style-name="T87_45"><text:s/></text:span><text:span text:style-name="T87_46">que</text:span><text:span text:style-name="T87_47"><text:s/></text:span><text:span text:style-name="T87_48">eles</text:span><text:span text:style-name="T87_49"><text:s/></text:span><text:span text:style-name="T87_50">querem</text:span><text:span text:style-name="T87_51"><text:s/></text:span><text:span text:style-name="T87_52">café</text:span><text:span text:style-name="T87_53">,<text:s/></text:span><text:span text:style-name="T87_54">o</text:span><text:span text:style-name="T87_55"><text:s/></text:span><text:span text:style-name="T87_56">horario</text:span><text:span text:style-name="T87_57"><text:s/></text:span><text:span text:style-name="T87_58">que</text:span><text:span text:style-name="T87_59"><text:s/></text:span><text:span text:style-name="T87_60">o</text:span><text:span text:style-name="T87_61"><text:s/></text:span><text:span text:style-name="T87_62">despertador</text:span><text:span text:style-name="T87_63"><text:s/></text:span><text:span text:style-name="T87_64">da</text:span><text:span text:style-name="T87_65"><text:s/></text:span><text:span text:style-name="T87_66">casa</text:span><text:span text:style-name="T87_67"><text:s/></text:span><text:span text:style-name="T87_68">deve</text:span><text:span text:style-name="T87_69"><text:s/></text:span><text:span text:style-name="T87_70">ligar</text:span><text:span text:style-name="T87_71">.<text:s/></text:span><text:span text:style-name="T87_72">Abrir</text:span><text:span text:style-name="T87_73"><text:s/></text:span><text:span text:style-name="T87_74">e</text:span><text:span text:style-name="T87_75"><text:s/></text:span><text:span text:style-name="T87_76">fechar</text:span><text:span text:style-name="T87_77"><text:s/></text:span><text:span text:style-name="T87_78">a</text:span><text:span text:style-name="T87_79"><text:s/></text:span><text:span text:style-name="T87_80">porta</text:span><text:span text:style-name="T87_81"><text:s/></text:span><text:span text:style-name="T87_82">sem</text:span><text:span text:style-name="T87_83"><text:s/></text:span><text:span text:style-name="T87_84">precisar</text:span><text:span text:style-name="T87_85"><text:s/></text:span><text:span text:style-name="T87_86">da</text:span><text:span text:style-name="T87_87"><text:s/></text:span><text:span text:style-name="T87_88">chave</text:span><text:span text:style-name="T87_89">,<text:s/></text:span><text:span text:style-name="T87_90">evitando</text:span><text:span text:style-name="T87_91"><text:s/></text:span><text:span text:style-name="T87_92">acidentes</text:span><text:span text:style-name="T87_93"><text:s/></text:span><text:span text:style-name="T87_94">como</text:span><text:span text:style-name="T87_95"><text:s/></text:span><text:span text:style-name="T87_96">esquecer</text:span><text:span text:style-name="T87_97"><text:s/></text:span><text:span text:style-name="T87_98">a</text:span><text:span text:style-name="T87_99"><text:s/></text:span><text:span text:style-name="T87_100">chave</text:span><text:span text:style-name="T87_101"><text:s/></text:span><text:span text:style-name="T87_102">do</text:span><text:span text:style-name="T87_103"><text:s/></text:span><text:span text:style-name="T87_104">lado</text:span><text:span text:style-name="T87_105"><text:s/></text:span><text:span text:style-name="T87_106">de</text:span><text:span text:style-name="T87_107"><text:s/></text:span><text:span text:style-name="T87_108">dentro</text:span><text:span text:style-name="T87_109">.</text:span></text:p>
      <text:p text:style-name="P88"><text:span text:style-name="T88_1"><text:tab/></text:span></text:p>
      <text:p text:style-name="P89"/>
      <table:table table:style-name="Table3">
        <table:table-column table:style-name="Column6"/>
        <table:table-row table:style-name="Row9">
          <table:table-cell table:style-name="Cell30">
            <text:p text:style-name="P90"><text:span text:style-name="T90_1">2<text:s/>-<text:s/></text:span><text:span text:style-name="T90_2">Pratica</text:span><text:span text:style-name="T90_3"><text:s/></text:span><text:span text:style-name="T90_4">de</text:span><text:span text:style-name="T90_5"><text:s/></text:span><text:span text:style-name="T90_6">Projeto</text:span><text:span text:style-name="T90_7">:</text:span></text:p>
          </table:table-cell>
        </table:table-row>
      </table:table>
      <text:p text:style-name="P91"/>
      <text:p text:style-name="P92"><text:span text:style-name="T92_1"><text:tab/></text:span><text:span text:style-name="T92_2">A</text:span><text:span text:style-name="T92_3"><text:s/></text:span><text:span text:style-name="T92_4">cada</text:span><text:span text:style-name="T92_5"><text:s/></text:span><text:span text:style-name="T92_6">iteração</text:span><text:span text:style-name="T92_7">,<text:s/></text:span><text:span text:style-name="T92_8">cada</text:span><text:span text:style-name="T92_9"><text:s/></text:span><text:span text:style-name="T92_10">área</text:span><text:span text:style-name="T92_11"><text:s/></text:span><text:span text:style-name="T92_12">terá</text:span><text:span text:style-name="T92_13"><text:s/></text:span><text:span text:style-name="T92_14">que</text:span><text:span text:style-name="T92_15"><text:s/></text:span><text:span text:style-name="T92_16">entregar</text:span><text:span text:style-name="T92_17"><text:s/></text:span><text:span text:style-name="T92_18">novos</text:span><text:span text:style-name="T92_19"><text:s/></text:span><text:span text:style-name="T92_20">documentos</text:span><text:span text:style-name="T92_21"><text:s/></text:span><text:span text:style-name="T92_22">ou</text:span><text:span text:style-name="T92_23"><text:s/></text:span><text:span text:style-name="T92_24">novas</text:span><text:span text:style-name="T92_25"><text:s/></text:span><text:span text:style-name="T92_26">revisões</text:span><text:span text:style-name="T92_27">.<text:s/></text:span><text:span text:style-name="T92_28">Os</text:span><text:span text:style-name="T92_29"><text:s/></text:span><text:span text:style-name="T92_30">documentos</text:span><text:span text:style-name="T92_31"><text:s/></text:span><text:span text:style-name="T92_32">serão</text:span><text:span text:style-name="T92_33"><text:s/></text:span><text:span text:style-name="T92_34">gerados</text:span><text:span text:style-name="T92_35"><text:s/></text:span><text:span text:style-name="T92_36">usando</text:span><text:span text:style-name="T92_37"><text:s/></text:span><text:span text:style-name="T92_38">o</text:span><text:span text:style-name="T92_39"><text:s/></text:span><text:span text:style-name="T92_40">Google</text:span><text:span text:style-name="T92_41"><text:s/></text:span><text:span text:style-name="T92_42">Docs</text:span><text:span text:style-name="T92_43"><text:s/></text:span><text:span text:style-name="T92_44">com</text:span><text:span text:style-name="T92_45"><text:s/></text:span><text:span text:style-name="T92_46">extensão</text:span><text:span text:style-name="T92_47"><text:s/></text:span><text:span text:style-name="T92_48">ODF</text:span><text:span text:style-name="T92_49"><text:s/></text:span><text:span text:style-name="T92_50">ou</text:span><text:span text:style-name="T92_51"><text:s/></text:span><text:span text:style-name="T92_52">o</text:span><text:span text:style-name="T92_53"><text:s/></text:span><text:span text:style-name="T92_54">Libre</text:span><text:span text:style-name="T92_55"><text:s/></text:span><text:span text:style-name="T92_56">Office</text:span><text:span text:style-name="T92_57"><text:s/></text:span><text:span text:style-name="T92_58">com</text:span><text:span text:style-name="T92_59"><text:s/></text:span><text:span text:style-name="T92_60">extensão</text:span><text:span text:style-name="T92_61"><text:s/></text:span><text:span text:style-name="T92_62">ODF</text:span><text:span text:style-name="T92_63">.<text:s/></text:span><text:span text:style-name="T92_64">Utilizando</text:span><text:span text:style-name="T92_65"><text:s/></text:span><text:span text:style-name="T92_66">do</text:span><text:span text:style-name="T92_67"><text:s/></text:span><text:span text:style-name="T92_68">GitHub</text:span><text:span text:style-name="T92_69"><text:s/></text:span><text:span text:style-name="T92_70">para</text:span><text:span text:style-name="T92_71"><text:s/></text:span><text:span text:style-name="T92_72">gerenciar</text:span><text:span text:style-name="T92_73"><text:s/></text:span><text:span text:style-name="T92_74">as</text:span><text:span text:style-name="T92_75"><text:s/></text:span><text:span text:style-name="T92_76">versões</text:span><text:span text:style-name="T92_77"><text:s/></text:span><text:span text:style-name="T92_78">dos</text:span><text:span text:style-name="T92_79"><text:s/></text:span><text:span text:style-name="T92_80">documentos</text:span><text:span text:style-name="T92_81"><text:s/></text:span><text:span text:style-name="T92_82">e</text:span><text:span text:style-name="T92_83"><text:s/></text:span><text:span text:style-name="T92_84">da</text:span><text:span text:style-name="T92_85"><text:s/></text:span><text:span text:style-name="T92_86">implementação</text:span><text:span text:style-name="T92_87">.<text:s/></text:span><text:span text:style-name="T92_88">E</text:span><text:span text:style-name="T92_89"><text:s/></text:span><text:span text:style-name="T92_90">o</text:span><text:span text:style-name="T92_91"><text:s/></text:span><text:span text:style-name="T92_92">Astah</text:span><text:span text:style-name="T92_93"><text:s/></text:span><text:span text:style-name="T92_94">para</text:span><text:span text:style-name="T92_95"><text:s/></text:span><text:span text:style-name="T92_96">a</text:span><text:span text:style-name="T92_97"><text:s/></text:span><text:span text:style-name="T92_98">criação</text:span><text:span text:style-name="T92_99"><text:s/></text:span><text:span text:style-name="T92_100">dos</text:span><text:span text:style-name="T92_101"><text:s/></text:span><text:span text:style-name="T92_102">diagramas</text:span><text:span text:style-name="T92_103">.</text:span></text:p>
      <text:p text:style-name="P93"><text:span text:style-name="T93_1">Ao</text:span><text:span text:style-name="T93_2"><text:s/></text:span><text:span text:style-name="T93_3">termino</text:span><text:span text:style-name="T93_4"><text:s/></text:span><text:span text:style-name="T93_5">de</text:span><text:span text:style-name="T93_6"><text:s/></text:span><text:span text:style-name="T93_7">cada</text:span><text:span text:style-name="T93_8"><text:s/></text:span><text:span text:style-name="T93_9">iteração</text:span><text:span text:style-name="T93_10"><text:s/></text:span><text:span text:style-name="T93_11">inspeções</text:span><text:span text:style-name="T93_12"><text:s/></text:span><text:span text:style-name="T93_13">nos</text:span><text:span text:style-name="T93_14"><text:s/></text:span><text:span text:style-name="T93_15">documentos</text:span><text:span text:style-name="T93_16"><text:s/></text:span><text:span text:style-name="T93_17">e</text:span><text:span text:style-name="T93_18"><text:s/></text:span><text:span text:style-name="T93_19">na</text:span><text:span text:style-name="T93_20"><text:s/></text:span><text:span text:style-name="T93_21">implementação</text:span><text:span text:style-name="T93_22"><text:s/></text:span><text:span text:style-name="T93_23">devem</text:span><text:span text:style-name="T93_24"><text:s/></text:span><text:span text:style-name="T93_25">ser</text:span><text:span text:style-name="T93_26"><text:s/></text:span><text:span text:style-name="T93_27">feitas</text:span><text:span text:style-name="T93_28">.<text:s/></text:span><text:span text:style-name="T93_29">Ao</text:span><text:span text:style-name="T93_30"><text:s/></text:span><text:span text:style-name="T93_31">encontrar</text:span><text:span text:style-name="T93_32"><text:s/></text:span><text:span text:style-name="T93_33">uma</text:span><text:span text:style-name="T93_34"><text:s/></text:span><text:span text:style-name="T93_35">inconsistência</text:span><text:span text:style-name="T93_36">,<text:s/></text:span><text:span text:style-name="T93_37">o</text:span><text:span text:style-name="T93_38"><text:s/></text:span><text:span text:style-name="T93_39">inspetor</text:span><text:span text:style-name="T93_40"><text:s/></text:span><text:span text:style-name="T93_41">irá</text:span><text:span text:style-name="T93_42"><text:s/></text:span><text:span text:style-name="T93_43">reportá</text:span><text:span text:style-name="T93_44">-</text:span><text:span text:style-name="T93_45">las</text:span><text:span text:style-name="T93_46"><text:s/></text:span><text:span text:style-name="T93_47">através</text:span><text:span text:style-name="T93_48"><text:s/></text:span><text:span text:style-name="T93_49">das</text:span><text:span text:style-name="T93_50"><text:s/></text:span><text:span text:style-name="T93_51">issues</text:span><text:span text:style-name="T93_52"><text:s/></text:span><text:span text:style-name="T93_53">do</text:span><text:span text:style-name="T93_54"><text:s/></text:span><text:span text:style-name="T93_55">GitHub</text:span><text:span text:style-name="T93_56">.<text:s/></text:span><text:span text:style-name="T93_57">Para</text:span><text:span text:style-name="T93_58"><text:s/></text:span><text:span text:style-name="T93_59">que</text:span><text:span text:style-name="T93_60"><text:s/></text:span><text:span text:style-name="T93_61">o</text:span><text:span text:style-name="T93_62"><text:s/></text:span><text:span text:style-name="T93_63">responsável</text:span><text:span text:style-name="T93_64"><text:s/></text:span><text:span text:style-name="T93_65">pelo</text:span><text:span text:style-name="T93_66"><text:s/></text:span><text:span text:style-name="T93_67">documento</text:span><text:span text:style-name="T93_68"><text:s/></text:span><text:span text:style-name="T93_69">ou</text:span><text:span text:style-name="T93_70"><text:s/></text:span><text:span text:style-name="T93_71">o</text:span><text:span text:style-name="T93_72"><text:s/></text:span><text:span text:style-name="T93_73">próprio</text:span><text:span text:style-name="T93_74"><text:s/></text:span><text:span text:style-name="T93_75">inspetor</text:span><text:span text:style-name="T93_76"><text:s/></text:span><text:span text:style-name="T93_77">possa</text:span><text:span text:style-name="T93_78"><text:s/></text:span><text:span text:style-name="T93_79">realizar</text:span><text:span text:style-name="T93_80"><text:s/></text:span><text:span text:style-name="T93_81">alterar</text:span><text:span text:style-name="T93_82">.</text:span></text:p>
      <text:p text:style-name="P94"/>
      <table:table table:style-name="Table4">
        <table:table-column table:style-name="Column7"/>
        <table:table-row table:style-name="Row10">
          <table:table-cell table:style-name="Cell31">
            <text:p text:style-name="P95"><text:span text:style-name="T95_1">3<text:s/>-<text:s/></text:span><text:span text:style-name="T95_2">Material</text:span><text:span text:style-name="T95_3"><text:s/></text:span><text:span text:style-name="T95_4">de</text:span><text:span text:style-name="T95_5"><text:s/></text:span><text:span text:style-name="T95_6">apoio</text:span><text:span text:style-name="T95_7">:</text:span></text:p>
          </table:table-cell>
        </table:table-row>
      </table:table>
      <text:p text:style-name="P96"/>
      <text:p text:style-name="P97"><text:span text:style-name="T97_1"><text:tab/></text:span><text:span text:style-name="T97_2">Processo</text:span><text:span text:style-name="T97_3"><text:s/></text:span><text:span text:style-name="T97_4">ágil</text:span><text:span text:style-name="T97_5"><text:s/></text:span><text:span text:style-name="T97_6">OpenUP</text:span><text:span text:style-name="T97_7"><text:s/></text:span><text:span text:style-name="T97_8">e</text:span><text:span text:style-name="T97_9"><text:s/></text:span><text:span text:style-name="T97_10">livro</text:span><text:span text:style-name="T97_11"><text:s/></text:span><text:span text:style-name="T97_12">Engenharia</text:span><text:span text:style-name="T97_13"><text:s/></text:span><text:span text:style-name="T97_14">de</text:span><text:span text:style-name="T97_15"><text:s/></text:span><text:span text:style-name="T97_16">Software</text:span><text:span text:style-name="T97_17">,<text:s/></text:span><text:span text:style-name="T97_18">Ian</text:span><text:span text:style-name="T97_19"><text:s/></text:span><text:span text:style-name="T97_20">Sommerville</text:span><text:span text:style-name="T97_21">,<text:s/>6</text:span><text:span text:style-name="T97_22">ª</text:span><text:span text:style-name="T97_23"><text:s/></text:span><text:span text:style-name="T97_24">edição</text:span><text:span text:style-name="T97_25">.</text:span></text:p>
      <text:p text:style-name="P98"/>
      <table:table table:style-name="Table5">
        <table:table-column table:style-name="Column8"/>
        <table:table-row table:style-name="Row11">
          <table:table-cell table:style-name="Cell32">
            <text:p text:style-name="P99"><text:span text:style-name="T99_1">4<text:s/>-<text:s/></text:span><text:span text:style-name="T99_2">Marcos</text:span><text:span text:style-name="T99_3">:</text:span></text:p>
          </table:table-cell>
        </table:table-row>
      </table:table>
      <text:p text:style-name="P100"><text:span text:style-name="T100_1"><text:tab/></text:span></text:p>
      <table:table table:style-name="Table6">
        <table:table-column table:style-name="Column9"/>
        <table:table-column table:style-name="Column10"/>
        <table:table-column table:style-name="Column11"/>
        <table:table-row table:style-name="Row12">
          <table:table-cell table:style-name="Cell33">
            <text:p text:style-name="P101"><text:span text:style-name="T101_1">Data</text:span><text:span text:style-name="T101_2"><text:s/></text:span><text:span text:style-name="T101_3">de</text:span><text:span text:style-name="T101_4"><text:s/></text:span><text:span text:style-name="T101_5">Inicio</text:span><text:span text:style-name="T101_6"><text:s/></text:span><text:span text:style-name="T101_7">e</text:span><text:span text:style-name="T101_8">/</text:span><text:span text:style-name="T101_9">ou</text:span><text:span text:style-name="T101_10"><text:s/></text:span><text:span text:style-name="T101_11">Termino</text:span></text:p>
          </table:table-cell>
          <table:table-cell table:style-name="Cell34">
            <text:p text:style-name="P102"><text:span text:style-name="T102_1">Marco</text:span></text:p>
          </table:table-cell>
          <table:table-cell table:style-name="Cell35">
            <text:p text:style-name="P103"><text:span text:style-name="T103_1">Descrição</text:span></text:p>
          </table:table-cell>
        </table:table-row>
        <table:table-row table:style-name="Row13">
          <table:table-cell table:style-name="Cell36">
            <text:p text:style-name="P104"><text:span text:style-name="T104_1">14/01/2014</text:span></text:p>
          </table:table-cell>
          <table:table-cell table:style-name="Cell37">
            <text:list text:style-name="LS1" xml:id="list0">
              <text:list-item>
                <text:p text:style-name="P105"><text:span text:style-name="T105_1">Modelagem</text:span><text:span text:style-name="T105_2"><text:s/></text:span><text:span text:style-name="T105_3">do</text:span><text:span text:style-name="T105_4"><text:s/></text:span><text:span text:style-name="T105_5">Projeto</text:span><text:span text:style-name="T105_6">;<text:s/></text:span><text:span text:style-name="T105_7">Caso</text:span><text:span text:style-name="T105_8"><text:s/></text:span><text:span text:style-name="T105_9">de</text:span><text:span text:style-name="T105_10"><text:s/></text:span><text:span text:style-name="T105_11">Uso</text:span><text:span text:style-name="T105_12">,<text:s/></text:span><text:span text:style-name="T105_13">Atividades</text:span><text:span text:style-name="T105_14">,<text:s/></text:span><text:span text:style-name="T105_15">Conceitual</text:span><text:span text:style-name="T105_16">;</text:span></text:p>
              </text:list-item>
              <text:list-item>
                <text:p text:style-name="P106"><text:span text:style-name="T106_1">Inicio</text:span><text:span text:style-name="T106_2"><text:s/></text:span><text:span text:style-name="T106_3">do</text:span><text:span text:style-name="T106_4"><text:s/></text:span><text:span text:style-name="T106_5">primeiro</text:span><text:span text:style-name="T106_6"><text:s/></text:span><text:span text:style-name="T106_7">incremento</text:span><text:span text:style-name="T106_8">;</text:span></text:p>
              </text:list-item>
            </text:list>
          </table:table-cell>
          <table:table-cell table:style-name="Cell38">
            <text:p text:style-name="P107"/>
          </table:table-cell>
        </table:table-row>
        <table:table-row table:style-name="Row14">
          <table:table-cell table:style-name="Cell39">
            <text:p text:style-name="P108"><text:span text:style-name="T108_1">21/01/2014</text:span></text:p>
          </table:table-cell>
          <table:table-cell table:style-name="Cell40">
            <text:list text:style-name="LS2" xml:id="list2">
              <text:list-item>
                <text:p text:style-name="P109"><text:span text:style-name="T109_1">Entrega</text:span><text:span text:style-name="T109_2"><text:s/></text:span><text:span text:style-name="T109_3">da</text:span><text:span text:style-name="T109_4"><text:s/></text:span><text:span text:style-name="T109_5">Especificação</text:span><text:span text:style-name="T109_6"><text:s/></text:span><text:span text:style-name="T109_7">do</text:span><text:span text:style-name="T109_8"><text:s/></text:span><text:span text:style-name="T109_9">Segundo</text:span><text:span text:style-name="T109_10"><text:s/></text:span><text:span text:style-name="T109_11">Incremento</text:span></text:p>
              </text:list-item>
              <text:list-item>
                <text:p text:style-name="P110"><text:span text:style-name="T110_1">Código</text:span><text:span text:style-name="T110_2"><text:s/></text:span><text:span text:style-name="T110_3">do</text:span><text:span text:style-name="T110_4"><text:s/></text:span><text:span text:style-name="T110_5">Primeiro</text:span><text:span text:style-name="T110_6"><text:s/></text:span><text:span text:style-name="T110_7">Incremento</text:span><text:span text:style-name="T110_8"><text:s/></text:span><text:span text:style-name="T110_9">Implementado</text:span><text:span text:style-name="T110_10"><text:s/></text:span><text:span text:style-name="T110_11">para</text:span><text:span text:style-name="T110_12"><text:s/></text:span><text:span text:style-name="T110_13">a</text:span><text:span text:style-name="T110_14"><text:s/></text:span><text:span text:style-name="T110_15">equipe</text:span><text:span text:style-name="T110_16"><text:s/></text:span><text:span text:style-name="T110_17">implementadora</text:span></text:p>
              </text:list-item>
            </text:list>
          </table:table-cell>
          <table:table-cell table:style-name="Cell41">
            <text:p text:style-name="P111"/>
          </table:table-cell>
        </table:table-row>
        <table:table-row table:style-name="Row15">
          <table:table-cell table:style-name="Cell42">
            <text:p text:style-name="P112"><text:span text:style-name="T112_1">28/01/2014</text:span></text:p>
          </table:table-cell>
          <table:table-cell table:style-name="Cell43">
            <text:list text:style-name="LS3" xml:id="list4">
              <text:list-item>
                <text:p text:style-name="P113"><text:span text:style-name="T113_1">Implementação</text:span><text:span text:style-name="T113_2"><text:s/></text:span><text:span text:style-name="T113_3">do</text:span><text:span text:style-name="T113_4"><text:s/></text:span><text:span text:style-name="T113_5">Segundo</text:span><text:span text:style-name="T113_6"><text:s/></text:span><text:span text:style-name="T113_7">Incremento</text:span><text:span text:style-name="T113_8">;</text:span></text:p>
              </text:list-item>
            </text:list>
          </table:table-cell>
          <table:table-cell table:style-name="Cell44">
            <text:p text:style-name="P114"/>
          </table:table-cell>
        </table:table-row>
        <table:table-row table:style-name="Row16">
          <table:table-cell table:style-name="Cell45">
            <text:p text:style-name="P115"><text:span text:style-name="T115_1">04/02/2014</text:span></text:p>
          </table:table-cell>
          <table:table-cell table:style-name="Cell46">
            <text:list text:style-name="LS4" xml:id="list5">
              <text:list-item>
                <text:p text:style-name="P116"><text:span text:style-name="T116_1">Entrega</text:span><text:span text:style-name="T116_2"><text:s/></text:span><text:span text:style-name="T116_3">do</text:span><text:span text:style-name="T116_4"><text:s/></text:span><text:span text:style-name="T116_5">Código</text:span><text:span text:style-name="T116_6"><text:s/></text:span><text:span text:style-name="T116_7">da</text:span><text:span text:style-name="T116_8"><text:s/></text:span><text:span text:style-name="T116_9">Implementação</text:span><text:span text:style-name="T116_10"><text:s/></text:span><text:span text:style-name="T116_11">do</text:span><text:span text:style-name="T116_12"><text:s/></text:span><text:span text:style-name="T116_13">segundo</text:span><text:span text:style-name="T116_14"><text:s/></text:span><text:span text:style-name="T116_15">Incremento</text:span><text:span text:style-name="T116_16">;</text:span></text:p>
              </text:list-item>
            </text:list>
          </table:table-cell>
          <table:table-cell table:style-name="Cell47">
            <text:p text:style-name="P117"/>
          </table:table-cell>
        </table:table-row>
        <table:table-row table:style-name="Row17">
          <table:table-cell table:style-name="Cell48">
            <text:p text:style-name="P118"><text:span text:style-name="T118_1">06/02/2014</text:span></text:p>
          </table:table-cell>
          <table:table-cell table:style-name="Cell49">
            <text:list text:style-name="LS5" xml:id="list6">
              <text:list-item>
                <text:p text:style-name="P119"><text:span text:style-name="T119_1">Apresentação</text:span><text:span text:style-name="T119_2"><text:s/></text:span><text:span text:style-name="T119_3">dos</text:span><text:span text:style-name="T119_4"><text:s/></text:span><text:span text:style-name="T119_5">Dois</text:span><text:span text:style-name="T119_6"><text:s/></text:span><text:span text:style-name="T119_7">incrementos</text:span><text:span text:style-name="T119_8"><text:s/></text:span><text:span text:style-name="T119_9">implementados</text:span><text:span text:style-name="T119_10"><text:s/></text:span><text:span text:style-name="T119_11">pelas</text:span><text:span text:style-name="T119_12"><text:s/></text:span><text:span text:style-name="T119_13">duas</text:span><text:span text:style-name="T119_14"><text:s/></text:span><text:span text:style-name="T119_15">equipes</text:span><text:span text:style-name="T119_16">;<text:s/></text:span></text:p>
              </text:list-item>
              <text:list-item>
                <text:p text:style-name="P120"><text:span text:style-name="T120_1">Integração</text:span><text:span text:style-name="T120_2"><text:s/></text:span><text:span text:style-name="T120_3">e</text:span><text:span text:style-name="T120_4"><text:s/></text:span><text:span text:style-name="T120_5">Testes</text:span><text:span text:style-name="T120_6"><text:s/></text:span><text:span text:style-name="T120_7">Funcionais</text:span><text:span text:style-name="T120_8"><text:s/></text:span></text:p>
              </text:list-item>
            </text:list>
          </table:table-cell>
          <table:table-cell table:style-name="Cell50">
            <text:p text:style-name="P121"/>
          </table:table-cell>
        </table:table-row>
        <table:table-row table:style-name="Row18">
          <table:table-cell table:style-name="Cell51">
            <text:p text:style-name="P122"><text:span text:style-name="T122_1">11/02/2014</text:span></text:p>
          </table:table-cell>
          <table:table-cell table:style-name="Cell52">
            <text:list text:style-name="LS6" xml:id="list8">
              <text:list-item>
                <text:p text:style-name="P123"><text:span text:style-name="T123_1">Homologação</text:span></text:p>
              </text:list-item>
              <text:list-item>
                <text:p text:style-name="P124"><text:span text:style-name="T124_1">Apresentação</text:span></text:p>
              </text:list-item>
              <text:list-item>
                <text:p text:style-name="P125"><text:span text:style-name="T125_1">Entrega</text:span><text:span text:style-name="T125_2"><text:s/></text:span><text:span text:style-name="T125_3">da</text:span><text:span text:style-name="T125_4"><text:s/></text:span><text:span text:style-name="T125_5">Especificação</text:span><text:span text:style-name="T125_6"><text:s/></text:span></text:p>
              </text:list-item>
            </text:list>
          </table:table-cell>
          <table:table-cell table:style-name="Cell53">
            <text:p text:style-name="P126"/>
          </table:table-cell>
        </table:table-row>
      </table:table>
      <text:p text:style-name="P127"/>
      <text:p text:style-name="P128"/>
      <text:p text:style-name="P129"/>
      <table:table table:style-name="Table7">
        <table:table-column table:style-name="Column12"/>
        <table:table-row table:style-name="Row19">
          <table:table-cell table:style-name="Cell54">
            <text:p text:style-name="P130"><text:span text:style-name="T130_1">5<text:s/>–<text:s/></text:span><text:span text:style-name="T130_2">Desenvolvimento</text:span><text:span text:style-name="T130_3">:</text:span></text:p>
          </table:table-cell>
        </table:table-row>
      </table:table>
      <text:p text:style-name="P131"/>
      <text:p text:style-name="P132"><text:span text:style-name="T132_1"><text:tab/></text:span><text:span text:style-name="T132_2">Abaixo</text:span><text:span text:style-name="T132_3"><text:s/></text:span><text:span text:style-name="T132_4">constam</text:span><text:span text:style-name="T132_5"><text:s/></text:span><text:span text:style-name="T132_6">os</text:span><text:span text:style-name="T132_7"><text:s/></text:span><text:span text:style-name="T132_8">dados</text:span><text:span text:style-name="T132_9"><text:s/></text:span><text:span text:style-name="T132_10">d</text:span><text:span text:style-name="T132_11">o</text:span><text:span text:style-name="T132_12"><text:s/></text:span><text:span text:style-name="T132_13">processo</text:span><text:span text:style-name="T132_14"><text:s/></text:span><text:span text:style-name="T132_15">de</text:span><text:span text:style-name="T132_16"><text:s/></text:span><text:span text:style-name="T132_17">implementação</text:span><text:span text:style-name="T132_18"><text:s/></text:span><text:span text:style-name="T132_19">do</text:span><text:span text:style-name="T132_20"><text:s/></text:span><text:span text:style-name="T132_21">software</text:span><text:span text:style-name="T132_22">:</text:span></text:p>
      <text:p text:style-name="P133"/>
      <text:p text:style-name="P134"><text:span text:style-name="T134_1">Projeto</text:span><text:span text:style-name="T134_2"><text:s/></text:span><text:span text:style-name="T134_3">implementado</text:span><text:span text:style-name="T134_4"><text:s/></text:span><text:span text:style-name="T134_5">em</text:span><text:span text:style-name="T134_6">:<text:s/></text:span><text:span text:style-name="T134_7">JAVA</text:span><text:span text:style-name="T134_8">;</text:span></text:p>
      <text:p text:style-name="P135"><text:span text:style-name="T135_1">Banco</text:span><text:span text:style-name="T135_2"><text:s/></text:span><text:span text:style-name="T135_3">de</text:span><text:span text:style-name="T135_4"><text:s/></text:span><text:span text:style-name="T135_5">daods</text:span><text:span text:style-name="T135_6"><text:s/></text:span><text:span text:style-name="T135_7">em</text:span><text:span text:style-name="T135_8">:<text:s/></text:span><text:span text:style-name="T135_9">SQLite</text:span><text:span text:style-name="T135_10">;</text:span></text:p>
      <text:p text:style-name="P136"><text:span text:style-name="T136_1">Interface</text:span><text:span text:style-name="T136_2"><text:s/></text:span><text:span text:style-name="T136_3">Grafica</text:span><text:span text:style-name="T136_4">:<text:s/></text:span><text:span text:style-name="T136_5">Qt</text:span><text:span text:style-name="T136_6">4;</text:span></text:p>
      <text:p text:style-name="P137"/>
      <text:p text:style-name="P138"><text:span text:style-name="T138_1">Controlador</text:span><text:span text:style-name="T138_2"><text:s/></text:span><text:span text:style-name="T138_3">de</text:span><text:span text:style-name="T138_4"><text:s/></text:span><text:span text:style-name="T138_5">versão</text:span><text:span text:style-name="T138_6">:<text:s/></text:span><text:span text:style-name="T138_7">Git</text:span><text:span text:style-name="T138_8">;</text:span></text:p>
      <text:p text:style-name="P139"><text:span text:style-name="T139_1">Repositorio</text:span><text:span text:style-name="T139_2">:<text:s/></text:span><text:span text:style-name="T139_3">GitHub</text:span><text:span text:style-name="T139_4">;</text:span></text:p>
      <text:p text:style-name="P140"><text:span text:style-name="T140_1">Endereço</text:span><text:span text:style-name="T140_2"><text:s/></text:span><text:span text:style-name="T140_3">do</text:span><text:span text:style-name="T140_4"><text:s/></text:span><text:span text:style-name="T140_5">repositorio</text:span><text:span text:style-name="T140_6">:<text:s/></text:span><text:span text:style-name="T140_7"><text:a xlink:type="simple" xlink:href="https://github.com/DiegoCorrea/MinhaCasa"><text:span text:style-name="T140_8">https</text:span></text:a></text:span><text:span text:style-name="T140_9"><text:a xlink:type="simple" xlink:href="https://github.com/DiegoCorrea/MinhaCasa"><text:span text:style-name="T140_10">://</text:span></text:a></text:span><text:span text:style-name="T140_11"><text:a xlink:type="simple" xlink:href="https://github.com/DiegoCorrea/MinhaCasa"><text:span text:style-name="T140_12">github</text:span></text:a></text:span><text:span text:style-name="T140_13"><text:a xlink:type="simple" xlink:href="https://github.com/DiegoCorrea/MinhaCasa"><text:span text:style-name="T140_14">.</text:span></text:a></text:span><text:span text:style-name="T140_15"><text:a xlink:type="simple" xlink:href="https://github.com/DiegoCorrea/MinhaCasa"><text:span text:style-name="T140_16">com</text:span></text:a></text:span><text:span text:style-name="T140_17"><text:a xlink:type="simple" xlink:href="https://github.com/DiegoCorrea/MinhaCasa"><text:span text:style-name="T140_18">/</text:span></text:a></text:span><text:span text:style-name="T140_19"><text:a xlink:type="simple" xlink:href="https://github.com/DiegoCorrea/MinhaCasa"><text:span text:style-name="T140_20">DiegoCorrea</text:span></text:a></text:span><text:span text:style-name="T140_21"><text:a xlink:type="simple" xlink:href="https://github.com/DiegoCorrea/MinhaCasa"><text:span text:style-name="T140_22">/</text:span></text:a></text:span><text:span text:style-name="T140_23"><text:a xlink:type="simple" xlink:href="https://github.com/DiegoCorrea/MinhaCasa"><text:span text:style-name="T140_24">MinhaCasa</text:span></text:a></text:span></text:p>
      <text:p text:style-name="P141"/>
      <text:p text:style-name="P142"><text:span text:style-name="T142_1">Modelagem</text:span><text:span text:style-name="T142_2"><text:s/></text:span><text:span text:style-name="T142_3">dos</text:span><text:span text:style-name="T142_4"><text:s/></text:span><text:span text:style-name="T142_5">diagramas</text:span><text:span text:style-name="T142_6">:<text:s/></text:span><text:span text:style-name="T142_7">Astah</text:span><text:span text:style-name="T142_8"><text:s/></text:span><text:span text:style-name="T142_9">Comunity</text:span></text:p>
      <text:p text:style-name="P14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•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1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1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1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•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2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2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2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2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2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2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bullet text:bullet-char="•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3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3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3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4">
      <text:list-level-style-bullet text:bullet-char="•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4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4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4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4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4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4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4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4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00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text-align="right" fo:break-before="auto" fo:line-height="100%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text-align="right" fo:break-before="auto" fo:line-height="100%" style:writing-mode="lr-tb"/>
    </style:style>
    <style:style style:name="T4_1" style:family="text"/>
    <style:style style:name="T4_2" style:family="text"/>
    <style:style style:name="T4_3" style:family="text"/>
  </office:automatic-styles>
  <office:master-styles>
    <style:master-page style:name="Standard" style:page-layout-name="pm1">
      <style:header>
        <text:p text:style-name="P1"><text:span text:style-name="T1_1">Plano</text:span><text:span text:style-name="T1_2"><text:s/></text:span><text:span text:style-name="T1_3">de</text:span><text:span text:style-name="T1_4"><text:s/></text:span><text:span text:style-name="T1_5">Projeto</text:span></text:p>
        <text:p text:style-name="P2"><text:span text:style-name="T2_1">Projeto</text:span><text:span text:style-name="T2_2">:<text:s/></text:span><text:span text:style-name="T2_3">Minha</text:span><text:span text:style-name="T2_4"><text:s/></text:span><text:span text:style-name="T2_5">Casa</text:span></text:p>
      </style:header>
      <style:footer>
        <text:p text:style-name="P3"><text:span text:style-name="T3_1">21</text:span><text:span text:style-name="T3_2">/01/2014</text:span></text:p>
        <text:p text:style-name="P4"><text:span text:style-name="T4_1">PlanodeProjeto</text:span><text:span text:style-name="T4_2">.</text:span><text:span text:style-name="T4_3">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